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P2" style:family="paragraph" style:parent-style-name="Pied_20_de_20_page">
      <style:paragraph-properties fo:text-align="start" style:justify-single-word="false"/>
      <style:text-properties officeooo:paragraph-rsid="0025c2fc"/>
    </style:style>
    <style:style style:name="P3" style:family="paragraph" style:parent-style-name="Pied_20_de_20_page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666666" fo:font-size="14pt" officeooo:rsid="0029a14f" officeooo:paragraph-rsid="0029a14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666666" fo:font-size="14pt" officeooo:rsid="0029a14f" officeooo:paragraph-rsid="0029a14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officeooo:paragraph-rsid="002f214d"/>
    </style:style>
    <style:style style:name="P8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2a3df9"/>
    </style:style>
    <style:style style:name="P9" style:family="paragraph" style:parent-style-name="Standard">
      <style:paragraph-properties fo:text-align="start" style:justify-single-word="false"/>
      <style:text-properties fo:color="#666666" fo:font-size="14pt" officeooo:rsid="002f214d" officeooo:paragraph-rsid="002f214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666666" fo:font-size="16pt" fo:font-weight="bold" officeooo:rsid="0036bbed" officeooo:paragraph-rsid="0036bbe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36bbed" officeooo:paragraph-rsid="0036bbed"/>
    </style:style>
    <style:style style:name="P12" style:family="paragraph" style:parent-style-name="Standard">
      <style:paragraph-properties fo:text-align="start" style:justify-single-word="false"/>
      <style:text-properties officeooo:paragraph-rsid="002f214d"/>
    </style:style>
    <style:style style:name="P13" style:family="paragraph" style:parent-style-name="Standard">
      <style:paragraph-properties fo:text-align="start" style:justify-single-word="false"/>
      <style:text-properties officeooo:paragraph-rsid="003b34bc"/>
    </style:style>
    <style:style style:name="P14" style:family="paragraph" style:parent-style-name="Standard">
      <style:paragraph-properties fo:text-align="justify" style:justify-single-word="false"/>
      <style:text-properties officeooo:paragraph-rsid="002f214d"/>
    </style:style>
    <style:style style:name="P15" style:family="paragraph">
      <loext:graphic-properties draw:fill-color="#808080"/>
      <style:paragraph-properties fo:text-align="center"/>
      <style:text-properties fo:font-size="12pt"/>
    </style:style>
    <style:style style:name="P16" style:family="paragraph">
      <loext:graphic-properties draw:fill-color="#808080"/>
      <style:paragraph-properties fo:text-align="center"/>
    </style:style>
    <style:style style:name="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color="#666666" fo:font-size="16pt" officeooo:rsid="0029a14f" style:font-size-asian="16pt" style:font-size-complex="16pt"/>
    </style:style>
    <style:style style:name="T7" style:family="text">
      <style:text-properties fo:color="#666666" fo:font-size="16pt" officeooo:rsid="001d5a60" style:font-size-asian="16pt" style:font-size-complex="16pt"/>
    </style:style>
    <style:style style:name="T8" style:family="text">
      <style:text-properties fo:color="#666666" fo:font-size="14pt" officeooo:rsid="0029a14f" style:font-size-asian="14pt" style:font-size-complex="14pt"/>
    </style:style>
    <style:style style:name="T9" style:family="text">
      <style:text-properties fo:color="#666666" fo:font-size="14pt" officeooo:rsid="001d5a60" style:font-size-asian="14pt" style:font-size-complex="14pt"/>
    </style:style>
    <style:style style:name="T10" style:family="text">
      <style:text-properties fo:color="#666666" fo:font-size="14pt" officeooo:rsid="002f214d" style:font-size-asian="14pt" style:font-size-complex="14pt"/>
    </style:style>
    <style:style style:name="T11" style:family="text">
      <style:text-properties fo:color="#666666" fo:font-size="14pt" officeooo:rsid="0036bbed" style:font-size-asian="14pt" style:font-size-complex="14pt"/>
    </style:style>
    <style:style style:name="T12" style:family="text">
      <style:text-properties fo:color="#666666" fo:font-size="14pt" officeooo:rsid="003b8485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b84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<text:s text:c="2"/><text:tab/></text:span><text:span text:style-name="T5">{d.e</text:span><text:span text:style-name="T6">mpresa</text:span><text:span text:style-name="T7">.</text:span><text:span text:style-name="T6">nomeEmpresa</text:span><text:span text:style-name="T5">}</text:span></text:p>
      <text:p text:style-name="P7"><text:span text:style-name="T6"><text:s text:c="2"/><text:tab/></text:span><text:span text:style-name="T8">Registro:{d.empresa</text:span><text:span text:style-name="T9">.</text:span><text:span text:style-name="T8">codEmpresa} <text:tab/>Data: {d.dataAtual}</text:span></text:p>
      <text:p text:style-name="P13"><text:span text:style-name="T2"><text:tab/></text:span><text:span text:style-name="T1">{</text:span><text:span text:style-name="T2">d.empresa.</text:span><text:span text:style-name="T3">endereco</text:span><text:span text:style-name="T1">}</text:span><text:span text:style-name="T4">-</text:span><text:span text:style-name="T1">{</text:span><text:span text:style-name="T2">d.empresa.nomeCidade</text:span><text:span text:style-name="T1">}</text:span><text:span text:style-name="T4">/</text:span><text:span text:style-name="T1">{</text:span><text:span text:style-name="T2">d.empresa.ufcidade</text:span><text:span text:style-name="T1">}</text:span></text:p>
      <text:p text:style-name="P5"/>
      <text:p text:style-name="P10">Comprovante de Comparecimento</text:p>
      <text:p text:style-name="P6"/>
      <text:p text:style-name="P14"><text:span text:style-name="T11"><text:tab/>Atestamos que </text:span><text:span text:style-name="T10">{d.paciente.nomePaciente} </text:span><text:span text:style-name="T11">compareceu no período de {d.periodo}, no dia {d.</text:span><text:span text:style-name="T12">data</text:span><text:span text:style-name="T11">} para fins de {d.examePaciente} e outros da C.N.H.(carteira nacional de habilitação), nesta clínica.</text:span></text:p>
      <text:p text:style-name="P7"><text:span text:style-name="T11"/></text:p>
      <text:p text:style-name="P9"/>
      <text:p text:style-name="P5"/>
      <text:p text:style-name="Standard"><draw:line text:anchor-type="paragraph" draw:z-index="2" draw:name="Forma1_0" draw:style-name="gr1" draw:text-style-name="P15" svg:x1="4.214cm" svg:y1="0.441cm" svg:x2="13.502cm" svg:y2="0.441cm"><text:p/></draw:line></text:p>
      <text:p text:style-name="Standard"/>
      <text:p text:style-name="P11"><draw:line text:anchor-type="paragraph" draw:z-index="1" draw:name="Forma1" draw:style-name="gr1" draw:text-style-name="P16" svg:x1="0.112cm" svg:y1="1.451cm" svg:x2="16.437cm" svg:y2="1.451cm"><text:p/></draw:line>{d.empresa.nomeEmpresa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P2" style:family="paragraph" style:parent-style-name="Pied_20_de_20_page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3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397cm" fo:margin-left="0cm" fo:margin-right="0cm" fo:margin-bottom="0.499cm" fo:background-color="transparent" style:dynamic-spacing="false" draw:fill="none" draw:fill-color="#4472c4"/>
      </style:header-style>
      <style:footer-style>
        <style:header-footer-properties fo:min-height="0.55cm" fo:margin-left="0cm" fo:margin-right="0cm" fo:margin-top="0cm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char" svg:x="-0.84cm" svg:y="0.238cm" svg:width="2.542cm" svg:height="2.544cm" draw:z-index="0"><draw:image xlink:href="http://localhost:3003/cadastros/empresas/logo.png" xlink:type="simple" xlink:show="embed" xlink:actuate="onLoad" loext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08T14:05:29.044000000</dc:date>
    <meta:editing-cycles>89</meta:editing-cycles>
    <meta:editing-duration>PT15H57M2S</meta:editing-duration>
    <meta:document-statistic meta:table-count="0" meta:image-count="1" meta:object-count="0" meta:page-count="1" meta:paragraph-count="6" meta:word-count="33" meta:character-count="392" meta:non-whitespace-character-count="356"/>
    <meta:template xlink:type="simple" xlink:actuate="onRequest" xlink:title="" xlink:href="Normal.dotm"/>
  </office:meta>
</office:document-meta>
</file>